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oltip</text:p>
          </table:table-cell>
          <table:table-cell table:style-name="ce3" office:value-type="string" calcext:value-type="string">
            <text:p>popover</text:p>
          </table:table-cell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CSS</text:p>
          </table:table-cell>
          <table:table-cell/>
        </table:table-row>
        <table:table-row table:style-name="ro1">
          <table:table-cell table:style-name="ce1" office:value-type="string" calcext:value-type="string">
            <text:p>OCButton</text:p>
          </table:table-cell>
          <table:table-cell table:number-columns-repeated="4"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OCCheckbox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Conten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Input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1" office:value-type="string" calcext:value-type="string">
            <text:p>OCRadio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CSelect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OSDiv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 table:number-columns-spanned="3" table:number-rows-spanned="1">
            <text:p>replace value with array (key =&gt; value)</text:p>
          </table:table-cell>
          <table:covered-table-cell table:style-name="ce3"/>
          <table:covered-table-cell table:style-name="ce1"/>
          <table:table-cell table:style-name="ce3" office:value-type="string" calcext:value-type="string">
            <text:p>bug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3:Feuille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9:29:00.12357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7-16T20:40:23.178131162</dc:date>
    <meta:editing-duration>PT3H25M15S</meta:editing-duration>
    <meta:editing-cycles>7</meta:editing-cycles>
    <meta:generator>LibreOffice/5.1.4.2$Linux_X86_64 LibreOffice_project/10m0$Build-2</meta:generator>
    <meta:document-statistic meta:table-count="1" meta:cell-count="26" meta:object-count="0"/>
  </office:meta>
</office:document-meta>
</file>